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7" svg:font-family="'Liberation Sans'" style:font-family-generic="swiss"/>
    <style:font-face style:name="Liberation Sans6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00" draw:opacity="25%" draw:textarea-horizontal-align="justify" draw:textarea-vertical-align="middle" draw:auto-grow-height="false" fo:min-height="8.65cm" fo:min-width="10.13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stroke="none" svg:stroke-color="#000000" draw:fill="solid" draw:fill-color="#ffffff" fo:min-height="7.25cm"/>
    </style:style>
    <style:style style:name="gr4" style:family="graphic" style:parent-style-name="standard">
      <style:graphic-properties draw:stroke="none" svg:stroke-color="#000000" draw:fill="solid" draw:fill-color="#dddddd" fo:min-height="3.574cm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6.05cm" fo:min-width="8.6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-color="#66ccff" draw:opacity="25%" draw:textarea-horizontal-align="justify" draw:textarea-vertical-align="middle" draw:auto-grow-height="false" fo:min-height="6.55cm" fo:min-width="6.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solid" draw:fill-color="#ffffff" draw:fill-image-width="0cm" draw:fill-image-height="0cm" fo:min-height="5.0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-color="#33ff99" draw:opacity="25%" draw:textarea-horizontal-align="justify" draw:textarea-vertical-align="middle" draw:auto-grow-height="false" fo:min-height="4.85cm" fo:min-width="10.112cm"/>
    </style:style>
    <style:style style:name="gr11" style:family="graphic" style:parent-style-name="standard">
      <style:graphic-properties draw:stroke="none" svg:stroke-color="#000000" draw:fill="solid" draw:fill-color="#ffffff" fo:min-height="3.35cm"/>
    </style:style>
    <style:style style:name="gr12" style:family="graphic" style:parent-style-name="standard">
      <style:graphic-properties draw:stroke="none" svg:stroke-color="#000000" draw:fill="solid" draw:fill-color="#dddddd" fo:min-height="2.161cm"/>
    </style:style>
    <style:style style:name="P1" style:family="paragraph">
      <loext:graphic-properties draw:fill-color="#ffcc00" draw:opacity="2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  <style:text-properties style:font-name="Liberation Mono2" fo:font-size="18pt" style:font-size-asian="18pt" style:font-size-complex="18pt"/>
    </style:style>
    <style:style style:name="P4" style:family="paragraph">
      <loext:graphic-properties draw:fill="solid" draw:fill-color="#dddddd"/>
      <style:text-properties style:font-name="Liberation Mono2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 draw:opacity="25%"/>
      <style:paragraph-properties fo:text-align="center"/>
    </style:style>
    <style:style style:name="P7" style:family="paragraph">
      <loext:graphic-properties draw:fill="solid" draw:fill-color="#ffffff" draw:fill-image-width="0cm" draw:fill-image-height="0cm"/>
    </style:style>
    <style:style style:name="P8" style:family="paragraph">
      <loext:graphic-properties draw:fill-color="#33ff99" draw:opacity="25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2" fo:font-size="18pt" style:font-size-asian="18pt" style:font-size-complex="18pt"/>
    </style:style>
    <style:style style:name="T3" style:family="text">
      <style:text-properties style:font-name="Liberation Sans4" fo:font-size="18pt" style:font-size-asian="18pt" style:font-size-complex="18pt"/>
    </style:style>
    <style:style style:name="T4" style:family="text">
      <style:text-properties style:font-name="Liberation Sans4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Liberation Mono2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Liberation Sans5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font-name="Liberation Sans6" fo:font-size="18pt" fo:font-style="italic" style:font-name-asian="Liberation Sans6" style:font-size-asian="18pt" style:font-style-asian="italic" style:font-name-complex="Liberation Sans6" style:font-size-complex="18pt" style:font-style-complex="italic"/>
    </style:style>
    <style:style style:name="T8" style:family="text">
      <style:text-properties style:font-name="Liberation Mono2" fo:font-size="18pt" fo:font-style="normal" style:font-size-asian="18pt" style:font-style-asian="normal" style:font-size-complex="18pt" style:font-style-complex="normal"/>
    </style:style>
    <style:style style:name="T9" style:family="text">
      <style:text-properties style:font-name="Liberation Mono1" fo:font-size="18pt" style:font-size-asian="18pt" style:font-size-complex="18pt"/>
    </style:style>
    <style:style style:name="T10" style:family="text">
      <style:text-properties style:font-name="Liberation Mono1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font-name="Liberation Mono4" fo:font-size="18pt" fo:font-style="normal" style:font-size-asian="18pt" style:font-style-asian="normal" style:font-size-complex="18pt" style:font-style-complex="normal"/>
    </style:style>
    <style:style style:name="T12" style:family="text">
      <style:text-properties style:font-name="Liberation Mon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3cm" svg:height="8.9cm" svg:x="0.37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7cm" svg:height="2.9cm" svg:x="0.4cm" svg:y="0.5cm">
          <draw:text-box>
            <text:p>Tracee thread <text:span text:style-name="T1">T</text:span></text:p>
          </draw:text-box>
        </draw:frame>
        <draw:frame draw:style-name="gr3" draw:text-style-name="P3" draw:layer="layout" svg:width="10.1cm" svg:height="7.5cm" svg:x="0.7cm" svg:y="1.6cm">
          <draw:text-box>
            <text:p><text:span text:style-name="T2">read(fd, buf, size)</text:span></text:p>
            <text:p><text:span text:style-name="T2"><text:s text:c="2"/></text:span><text:span text:style-name="T2">syscall_hook()</text:span></text:p>
            <text:p><text:span text:style-name="T2"><text:s text:c="3"/></text:span><text:span text:style-name="T3"><text:s/></text:span><text:span text:style-name="T4">redirect arg2 to syscall buffer</text:span><text:span text:style-name="T4"><text:line-break/></text:span><text:span text:style-name="T5"> <text:s text:c="2"/></text:span><text:span text:style-name="T4"><text:s/>enable SWITCHES event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4" draw:text-style-name="P4" draw:layer="layout" svg:width="7.4cm" svg:height="3.824cm" svg:x="2.8cm" svg:y="4.7cm">
          <draw:text-box>
            <text:p><text:span text:style-name="T6">seccomp-bpf </text:span><text:span text:style-name="T7">→</text:span><text:span text:style-name="T6"> ALLOW</text:span></text:p>
            <text:p><text:span text:style-name="T2">sys_read</text:span></text:p>
            <text:p><text:span text:style-name="T3"><text:s text:c="2"/></text:span><text:span text:style-name="T4">SWITCHES</text:span><text:span text:style-name="T4"> event;</text:span><text:span text:style-name="T4"><text:line-break/></text:span><text:span text:style-name="T4"> <text:s/>interruption by signal</text:span><text:span text:style-name="T4"><text:line-break/></text:span><text:span text:style-name="T8">ptrace_notify</text:span></text:p>
          </draw:text-box>
        </draw:frame>
        <draw:custom-shape draw:style-name="gr5" draw:text-style-name="P5" draw:layer="layout" svg:width="9.2cm" svg:height="6.4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3cm" svg:height="6.8cm" svg:x="11.3cm" svg:y="6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7cm" svg:height="1.1cm" svg:x="11.5cm" svg:y="6.7cm">
          <draw:text-box>
            <text:p>Recorder thread</text:p>
          </draw:text-box>
        </draw:frame>
        <draw:frame draw:style-name="gr8" draw:text-style-name="P7" draw:layer="layout" svg:width="6.9cm" svg:height="5.311cm" svg:x="11.5cm" svg:y="7.9cm">
          <draw:text-box>
            <text:p><text:span text:style-name="T9">waitpid(</text:span><text:span text:style-name="T10">T</text:span><text:span text:style-name="T9">)</text:span></text:p>
            <text:p><text:span text:style-name="T1">determine T is blocked in syscall buffering</text:span></text:p>
            <text:p><text:span text:style-name="T1">T2 = </text:span><text:span text:style-name="T11">waitpid(-1)</text:span></text:p>
            <text:p><text:span text:style-name="T4">record T2 system call</text:span></text:p>
            <text:p><text:span text:style-name="T9">ptrace(</text:span><text:span text:style-name="T10">T2</text:span><text:span text:style-name="T9">,</text:span><text:span text:style-name="T9"><text:line-break/></text:span><text:span text:style-name="T9"> <text:s/></text:span><text:span text:style-name="T12">CONT_SYSCALL</text:span><text:span text:style-name="T9">)</text:span></text:p>
          </draw:text-box>
        </draw:frame>
        <draw:line draw:style-name="gr9" draw:text-style-name="P5" draw:layer="layout" svg:x1="8.5cm" svg:y1="8.1cm" svg:x2="11.6cm" svg:y2="8.5cm">
          <text:p/>
        </draw:line>
        <draw:custom-shape draw:style-name="gr10" draw:text-style-name="P8" draw:layer="layout" svg:width="10.612cm" svg:height="5.1cm" svg:x="0.4cm" svg:y="9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cm" svg:height="2.9cm" svg:x="0.412cm" svg:y="9.7cm">
          <draw:text-box>
            <text:p>Tracee thread <text:span text:style-name="T1">T2</text:span></text:p>
          </draw:text-box>
        </draw:frame>
        <draw:frame draw:style-name="gr11" draw:text-style-name="P3" draw:layer="layout" svg:width="10cm" svg:height="3.6cm" svg:x="0.712cm" svg:y="10.8cm">
          <draw:text-box>
            <text:p><text:span text:style-name="T2">futex_wait()</text:span></text:p>
            <text:p><text:span text:style-name="T2"><text:s text:c="2"/></text:span></text:p>
            <text:p><text:span text:style-name="T4"/></text:p>
            <text:p><text:span text:style-name="T4"/></text:p>
          </draw:text-box>
        </draw:frame>
        <draw:frame draw:style-name="gr12" draw:text-style-name="P4" draw:layer="layout" svg:width="6.5cm" svg:height="2.411cm" svg:x="1.512cm" svg:y="11.7cm">
          <draw:text-box>
            <text:p><text:span text:style-name="T2">ptrace_notify</text:span></text:p>
            <text:p><text:span text:style-name="T2">sys_futex</text:span></text:p>
            <text:p><text:span text:style-name="T2">ptrace_notify</text:span></text:p>
          </draw:text-box>
        </draw:frame>
        <draw:line draw:style-name="gr9" draw:text-style-name="P5" draw:layer="layout" svg:x1="11.712cm" svg:y1="12.8cm" svg:x2="6.912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7" svg:font-family="'Liberation Sans'" style:font-family-generic="swiss"/>
    <style:font-face style:name="Liberation Sans6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4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3" svg:font-family="'Liberation Mono'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22:36:42.453881049</meta:creation-date>
    <dc:date>2016-05-10T10:32:26.146108090</dc:date>
    <meta:editing-duration>PT3H3M29S</meta:editing-duration>
    <meta:editing-cycles>45</meta:editing-cycles>
    <meta:generator>LibreOffice/5.0.6.2$Linux_X86_64 LibreOffice_project/00$Build-2</meta:generator>
    <meta:document-statistic meta:object-count="14"/>
  </office:meta>
</office:document-meta>
</file>